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"/>
    <style:font-face style:name="Mangal2" svg:font-family="Mangal"/>
    <style:font-face style:name="OpenSymbol" svg:font-family="OpenSymbol"/>
    <style:font-face style:name="Tomaha" svg:font-family="Tomaha"/>
    <style:font-face style:name="Verdana" svg:font-family="Verdana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5cm" style:rel-column-width="32747*"/>
    </style:style>
    <style:style style:name="Tabelle1.C" style:family="table-column">
      <style:table-column-properties style:column-width="4.246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17.013cm" style:rel-column-width="65535*"/>
    </style:style>
    <style:style style:name="Tabelle2.A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letter-kerning="true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3" style:family="paragraph" style:parent-style-name="Standard_7e_LT_7e_Untertitel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letter-kerning="true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_7e_LT_7e_Untertitel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_7e_LT_7e_Untertitel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_7e_LT_7e_Untertitel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bold" style:letter-kerning="true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_7e_LT_7e_Untertitel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12pt" fo:font-style="italic" fo:text-shadow="none" style:text-underline-style="none" fo:font-weight="bold" style:letter-kerning="true" style:font-name-asian="Tahoma" style:font-size-asian="12pt" style:font-style-asian="italic" style:font-weight-asian="bold" style:font-name-complex="Tahoma" style:font-size-complex="12pt" style:font-style-complex="italic" style:font-weight-complex="bold" style:text-emphasize="none" style:text-overline-style="none" style:text-overline-color="font-color"/>
    </style:style>
    <style:style style:name="P8" style:family="paragraph" style:parent-style-name="Standard_7e_LT_7e_Untertitel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_7e_LT_7e_Untertitel">
      <style:paragraph-properties fo:margin-left="0cm" fo:margin-right="0cm" fo:line-height="200%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_7e_LT_7e_Untertitel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letter-kerning="true" style:font-name-asian="Times New Roman" style:font-size-asian="12pt" style:font-style-asian="normal" style:font-weight-asian="bold" style:font-name-complex="Times New Roman" style:font-size-complex="12pt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_7e_LT_7e_Untertitel">
      <style:paragraph-properties fo:margin-left="0cm" fo:margin-right="0cm" fo:line-height="100%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letter-kerning="true" style:font-name-asian="Arial1" style:font-size-asian="12pt" style:font-style-asian="normal" style:font-weight-asian="bold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_7e_LT_7e_Untertitel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letter-kerning="true" style:font-name-asian="Times New Roman" style:font-size-asian="12pt" style:font-style-asian="normal" style:font-weight-asian="bold" style:font-name-complex="Times New Roman" style:font-size-complex="12pt" style:font-style-complex="normal" style:font-weight-complex="bold" style:text-emphasize="none" style:text-overline-style="none" style:text-overline-color="font-color"/>
    </style:style>
    <style:style style:name="P13" style:family="paragraph" style:parent-style-name="Standard_7e_LT_7e_Untertitel">
      <style:paragraph-properties fo:margin-left="0cm" fo:margin-right="0cm" fo:text-align="start" style:justify-single-word="false" fo:text-indent="0cm" style:auto-text-indent="false" style:text-autospace="none"/>
      <style:text-properties fo:color="#0000ff" style:text-outline="false" style:text-line-through-style="none" style:font-name="Times New Roman" fo:font-size="12pt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_7e_LT_7e_Untertitel">
      <style:paragraph-properties fo:margin-left="0cm" fo:margin-right="0cm" fo:line-height="200%" fo:text-align="start" style:justify-single-word="false" fo:text-indent="0cm" style:auto-text-indent="false" style:text-autospace="none"/>
      <style:text-properties fo:color="#0000ff" style:text-outline="false" style:text-line-through-style="none" style:font-name="Times New Roman" fo:font-size="12pt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_7e_LT_7e_Untertitel">
      <style:paragraph-properties fo:margin-left="0cm" fo:margin-right="0cm" fo:text-align="start" style:justify-single-word="false" fo:text-indent="0cm" style:auto-text-indent="false" style:text-autospace="none"/>
      <style:text-properties fo:color="#000000" style:text-outline="false" style:text-line-through-style="none" style:font-name="Tomaha" fo:font-size="12pt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_7e_LT_7e_Untertitel">
      <style:paragraph-properties fo:margin-left="0cm" fo:margin-right="0cm" fo:text-align="start" style:justify-single-word="false" fo:text-indent="0cm" style:auto-text-indent="false" style:text-autospace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_7e_LT_7e_Untertitel">
      <style:paragraph-properties fo:margin-left="0cm" fo:margin-right="0cm" fo:line-height="100%" fo:text-align="start" style:justify-single-word="false" fo:text-indent="0cm" style:auto-text-indent="false" style:text-autospace="none"/>
      <style:text-properties fo:font-size="12pt" style:font-size-asian="12pt" style:font-size-complex="12pt"/>
    </style:style>
    <style:style style:name="P18" style:family="paragraph" style:parent-style-name="Standard_7e_LT_7e_Untertitel">
      <style:paragraph-properties fo:margin-left="0cm" fo:margin-right="0cm" fo:text-align="start" style:justify-single-word="false" fo:text-indent="0cm" style:auto-text-indent="false" style:text-autospace="none"/>
      <style:text-properties fo:font-size="12pt" style:font-size-asian="12pt" style:font-size-complex="12pt"/>
    </style:style>
    <style:style style:name="P1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20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000000" style:text-outline="false" style:text-line-through-style="none" style:font-name="Verdana" fo:font-size="12pt" fo:letter-spacing="normal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23" style:family="paragraph" style:parent-style-name="Standard">
      <style:text-properties style:font-name="Tomaha" fo:font-size="12pt" style:font-size-asian="12pt" style:font-size-complex="12pt"/>
    </style:style>
    <style:style style:name="P24" style:family="paragraph" style:parent-style-name="Standard">
      <style:text-properties fo:color="#000000" style:font-name="Times New Roman" fo:font-size="12pt" style:font-size-asian="12pt" style:font-size-complex="12pt"/>
    </style:style>
    <style:style style:name="P25" style:family="paragraph" style:parent-style-name="Standard">
      <style:text-properties fo:color="#000000" style:font-name="Times New Roman" fo:font-size="10pt" style:font-size-asian="10pt" style:font-size-complex="10pt"/>
    </style:style>
    <style:style style:name="P26" style:family="paragraph" style:parent-style-name="Standard">
      <style:text-properties style:font-name="Times New Roman" fo:font-size="12pt" style:font-size-asian="12pt" style:font-size-complex="12pt"/>
    </style:style>
    <style:style style:name="P27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text-properties fo:font-size="12pt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Tahoma" fo:font-size="12pt" style:font-name-asian="Tahoma" style:font-size-asian="12pt" style:font-name-complex="Tahoma" style:font-size-complex="12pt"/>
    </style:style>
    <style:style style:name="P32" style:family="paragraph" style:parent-style-name="Standard_7e_LT_7e_Untertitel">
      <style:paragraph-properties fo:text-align="start" style:justify-single-word="fals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_7e_LT_7e_Untertitel">
      <style:text-properties fo:color="#0000ff" style:text-outline="false" style:text-line-through-style="none" style:font-name="Times New Roman" fo:font-size="12pt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34" style:family="paragraph" style:parent-style-name="Standard_7e_LT_7e_Titel">
      <style:paragraph-properties fo:text-align="start" style:justify-single-word="false" style:text-autospace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35" style:family="paragraph" style:parent-style-name="Standard_7e_LT_7e_Titel">
      <style:paragraph-properties fo:text-align="start" style:justify-single-word="false" style:text-autospace="none"/>
      <style:text-properties fo:font-size="12pt" style:font-size-asian="12pt" style:font-size-complex="12pt"/>
    </style:style>
    <style:style style:name="P36" style:family="paragraph" style:parent-style-name="Text_20_body">
      <style:paragraph-properties fo:line-height="150%" fo:orphans="2" fo:widows="2"/>
    </style:style>
    <style:style style:name="P37" style:family="paragraph" style:parent-style-name="Text_20_body">
      <style:paragraph-properties fo:margin-top="0cm" fo:margin-bottom="0cm"/>
      <style:text-properties fo:font-size="12pt" style:font-size-asian="12pt" style:font-size-complex="12pt"/>
    </style:style>
    <style:style style:name="P38" style:family="paragraph" style:parent-style-name="Text_20_body">
      <style:paragraph-properties fo:line-height="150%" fo:orphans="2" fo:widows="2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39" style:family="paragraph" style:parent-style-name="Text_20_body" style:list-style-name="L2">
      <style:paragraph-properties fo:line-height="150%" fo:orphans="2" fo:widows="2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40" style:family="paragraph" style:parent-style-name="Text_20_body" style:list-style-name="L2">
      <style:paragraph-properties fo:margin-top="0cm" fo:margin-bottom="0cm" fo:line-height="150%" fo:orphans="2" fo:widows="2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41" style:family="paragraph" style:parent-style-name="Standard" style:list-style-name="L1"/>
    <style:style style:name="P42" style:family="paragraph" style:parent-style-name="Standard">
      <style:text-properties style:font-name="Tomaha" fo:font-size="12pt" style:font-size-asian="12pt" style:font-size-complex="12pt"/>
    </style:style>
    <style:style style:name="P43" style:family="paragraph" style:parent-style-name="Standard"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000000" style:font-name="Consolas" fo:letter-spacing="normal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fo:background-color="#f1f1f1" style:font-size-asian="12pt" style:font-size-complex="12pt"/>
    </style:style>
    <style:style style:name="T3" style:family="text">
      <style:text-properties fo:font-variant="normal" fo:text-transform="none" fo:color="#000000" style:font-name="Verdana" fo:letter-spacing="normal" fo:font-style="normal" fo:font-weight="normal"/>
    </style:style>
    <style:style style:name="T4" style:family="text">
      <style:text-properties fo:font-variant="normal" fo:text-transform="none" fo:color="#000000" style:font-name="Verdana" fo:letter-spacing="normal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dc143c" style:font-name="Times New Roman" fo:font-size="12pt" fo:letter-spacing="normal" fo:font-style="normal" fo:font-weight="normal" fo:background-color="#f1f1f1" style:font-size-asian="12pt" style:font-size-complex="12pt"/>
    </style:style>
    <style:style style:name="T7" style:family="text">
      <style:text-properties fo:font-variant="normal" fo:text-transform="none" fo:color="#0000cd" style:font-name="Consolas" fo:letter-spacing="normal" fo:font-style="normal" fo:font-weight="normal"/>
    </style:style>
    <style:style style:name="T8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letter-kerning="true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Arial1" style:font-style-asian="normal" style:font-name-complex="Arial1" style:font-style-complex="normal" style:text-emphasize="none" style:text-overline-style="none" style:text-overline-color="font-color"/>
    </style:style>
    <style:style style:name="T10" style:family="text">
      <style:text-properties fo:color="#0000c0"/>
    </style:style>
    <style:style style:name="T11" style:family="text">
      <style:text-properties fo:color="#0000c0" style:text-outline="false" style:text-line-through-style="none" style:font-name="Times New Roman" fo:font-style="normal" fo:text-shadow="none" style:text-underline-style="none" fo:font-weight="normal" style:letter-kerning="true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12" style:family="text">
      <style:text-properties fo:color="#0000c0" style:font-name="Times New Roman" fo:font-weight="normal" style:font-name-asian="Times New Roman" style:font-weight-asian="normal" style:font-name-complex="Times New Roman" style:font-weight-complex="normal"/>
    </style:style>
    <style:style style:name="T13" style:family="text">
      <style:text-properties fo:color="#0000ff"/>
    </style:style>
    <style:style style:name="T14" style:family="text">
      <style:text-properties style:font-name="Tahoma" style:font-name-asian="Tahoma" style:font-name-complex="Tahoma"/>
    </style:style>
    <style:style style:name="T15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T16" style:family="text">
      <style:text-properties style:font-name="Tomaha"/>
    </style:style>
    <style:style style:name="T17" style:family="text">
      <style:text-properties fo:color="#000000" style:text-outline="false" style:text-line-through-style="none" fo:font-style="normal" fo:text-shadow="none" style:text-underline-style="none" fo:font-weight="normal" style:letter-kerning="true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18" style:family="text">
      <style:text-properties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5">Technikerschule Erlangen</text:p>
          </table:table-cell>
          <table:table-cell table:style-name="Tabelle1.A1" office:value-type="string">
            <text:p text:style-name="P25">Thema: <text:s/>CSS Background-Image</text:p>
          </table:table-cell>
          <table:table-cell table:style-name="Tabelle1.C1" office:value-type="string">
            <text:p text:style-name="P25">Datum:</text:p>
          </table:table-cell>
        </table:table-row>
        <table:table-row>
          <table:table-cell table:style-name="Tabelle1.A2" office:value-type="string">
            <text:p text:style-name="P25">Internet Technologie</text:p>
          </table:table-cell>
          <table:table-cell table:style-name="Tabelle1.A2" office:value-type="string">
            <text:p text:style-name="P24"/>
          </table:table-cell>
          <table:table-cell table:style-name="Tabelle1.C2" office:value-type="string">
            <text:p text:style-name="P25">Schuljahr 2016/17</text:p>
          </table:table-cell>
        </table:table-row>
      </table:table>
      <text:p text:style-name="P26"/>
      <text:p text:style-name="P1">Hintergrundbilder (<text:span text:style-name="T9">Background Image)</text:span></text:p>
      <text:p text:style-name="P2"/>
      <text:p text:style-name="P35"><text:span text:style-name="T11">background-image: url([URI])</text:span><text:span text:style-name="T8"> <text:tab/>Hintergrundgrafik bestimmen</text:span></text:p>
      <text:p text:style-name="P34"/>
      <text:p text:style-name="P34">Dieses Bild wird dann über die ganze Fläche des Elements wiederholt. Dafür sorgt die Eigenschaft: </text:p>
      <text:p text:style-name="P34"/>
      <text:p text:style-name="P8"><text:span text:style-name="T10">background-repeat:</text:span> Wiederholungsverhalten einer Hintergrundgrafik kontrollieren. </text:p>
      <text:p text:style-name="P8">Erlaubt ist eine der folgenden Angaben: </text:p>
      <text:p text:style-name="P17"><text:span text:style-name="T11"><text:tab/>repeat</text:span><text:span text:style-name="T8"> = wiederholen (Standardeinstellung).</text:span></text:p>
      <text:p text:style-name="P17"><text:span text:style-name="T8"><text:tab/></text:span><text:span text:style-name="T11">repeat-x</text:span><text:span text:style-name="T8"> = nur "eine Zeile lang" waagerecht wiederholen.</text:span></text:p>
      <text:p text:style-name="P17"><text:span text:style-name="T8"><text:tab/></text:span><text:span text:style-name="T11">repeat-y</text:span><text:span text:style-name="T8"> = nur <text:tab/>"eine Spalte lang" senkrecht wiederholen.</text:span></text:p>
      <text:p text:style-name="P17"><text:span text:style-name="T8"><text:tab/></text:span><text:span text:style-name="T11">no-repeat</text:span><text:span text:style-name="T8"> = nicht wiederholen, nur als Einzelbild anzeigen.</text:span></text:p>
      <text:p text:style-name="P4"/>
      <text:p text:style-name="P4">Beispiele unter: </text:p>
      <text:p text:style-name="P3"><text:a xlink:type="simple" xlink:href="http://www.w3schools.com/css/css_background.asp" text:style-name="Internet_20_link" text:visited-style-name="Visited_20_Internet_20_Link"><text:span text:style-name="T18">http://www.w3schools.com/css/css_background.asp</text:span></text:a><text:span text:style-name="T18"> <text:tab/>→ Set position and <text:s/>no-repeat</text:span></text:p>
      <text:p text:style-name="P4"/>
      <text:p text:style-name="P4">1. Aufgabe: Lassen Sie das Bild, nur waagerecht wiederholen. 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31">CSS-Styling <text:s text:c="57"/>Aufgabe:</text:p>
          </table:table-cell>
        </table:table-row>
        <table:table-row>
          <table:table-cell table:style-name="Tabelle2.A2" office:value-type="string">
            <text:p text:style-name="P31">body {</text:p>
            <text:p text:style-name="P31"><text:s text:c="4"/>background-image: url("img_tree.png");</text:p>
            <text:p text:style-name="P31"/>
            <text:p text:style-name="P31"><text:s text:c="4"/>_______________________________________________________ (1)</text:p>
            <text:p text:style-name="P31"/>
            <text:p text:style-name="P31"><text:s text:c="3"/>________________________________________________________(2)</text:p>
            <text:p text:style-name="P31"/>
            <text:p text:style-name="P31"><text:s text:c="3"/>________________________________________________________(3)</text:p>
            <text:p text:style-name="P31">}</text:p>
          </table:table-cell>
        </table:table-row>
      </table:table>
      <text:p text:style-name="P18"/>
      <text:p text:style-name="P27">Position bestimmen</text:p>
      <text:p text:style-name="P28"/>
      <text:p text:style-name="P32"><text:span text:style-name="T10">background-position: <text:tab/></text:span>gibt die linke obere Ecke x und y Wert an. </text:p>
      <text:p text:style-name="P32"/>
      <text:p text:style-name="P32">Feste Werte sind möglich – aber unflexible. Besser sind Angaben wie:</text:p>
      <text:p text:style-name="P8"/>
      <text:p text:style-name="P17"><text:span text:style-name="T11"><text:tab/>top</text:span><text:span text:style-name="T8"> = vertikal obenbündig.</text:span></text:p>
      <text:p text:style-name="P17"><text:span text:style-name="T8"><text:tab/></text:span><text:span text:style-name="T11">bottom</text:span><text:span text:style-name="T8"> = vertikal untenbündig.</text:span></text:p>
      <text:p text:style-name="P17"><text:span text:style-name="T8"><text:tab/></text:span><text:span text:style-name="T11">center</text:span><text:span text:style-name="T8"> = zentriert ( </text:span><text:span text:style-name="T11">center center</text:span><text:span text:style-name="T8"> als </text:span><text:span text:style-name="T11">center</text:span><text:span text:style-name="T8"> zusammengefasst).</text:span></text:p>
      <text:p text:style-name="P17"><text:span text:style-name="T8"><text:tab/></text:span><text:span text:style-name="T11">left</text:span><text:span text:style-name="T8"> = horizontal linksbündig.</text:span></text:p>
      <text:p text:style-name="P17"><text:span text:style-name="T8"><text:tab/></text:span><text:span text:style-name="T11">right</text:span><text:span text:style-name="T8"> = horizontal rechtsbündig. </text:span></text:p>
      <text:p text:style-name="P4"/>
      <text:p text:style-name="P4">2. Aufgabe: Geben Sie unter 1. Aufgabe (Tabelle, die CSS Einstellung, die das Bild links unten positioniert.)</text:p>
      <text:p text:style-name="P4"/>
      <text:p text:style-name="P4">Warum rutscht das Bild dann nach oben? _____________________________________________________</text:p>
      <text:p text:style-name="P4">Ergänzen Sie Elemente um ihre Annahme zu bestätigen. </text:p>
      <text:p text:style-name="P4"><text:soft-page-break/></text:p>
      <text:p text:style-name="P10">Was passiert beim Scrollen? <text:s text:c="3"/></text:p>
      <text:p text:style-name="P4"/>
      <text:p text:style-name="P8"><text:span text:style-name="T10">background-attachment:</text:span> Scroll-Verhalten einer Hintergrundgrafik kontrollieren. </text:p>
      <text:p text:style-name="P8">Erlaubt ist eine der folgenden Angaben.</text:p>
      <text:p text:style-name="P8"/>
      <text:p text:style-name="P17"><text:span text:style-name="T11"><text:tab/>scroll</text:span><text:span text:style-name="T8"> = mitscrollen (Voreinstellung), orientiert sich an der Position</text:span></text:p>
      <text:p text:style-name="P11"><text:span text:style-name="T15"><text:tab/></text:span><text:span text:style-name="T12">fixed</text:span><text:span text:style-name="T15"> = Hintergrundbild bleibt stehen</text:span></text:p>
      <text:p text:style-name="P4"/>
      <text:p text:style-name="P4">3. Aufgabe: Lassen Sie das Bild unter 1. Aufgabe an der Position verharren wenn gescrollt wird. Ergänzen Sie Elemente um Scrollen zu können.</text:p>
      <text:p text:style-name="P4"/>
      <text:p text:style-name="P6">Verkürzte Schreibweise für Hintergrundbilder:</text:p>
      <text:p text:style-name="P4"/>
      <text:p text:style-name="P4"><text:span text:style-name="T1">background: </text:span> </text:p>
      <text:p text:style-name="P4"/>
      <text:p text:style-name="P20">Eigenschaften in dieser Reihenfolge angeben:</text:p>
      <text:list xml:id="list4674349764155623667" text:style-name="L1">
        <text:list-item>
          <text:p text:style-name="P41"><text:span text:style-name="Source_20_Text"><text:span text:style-name="T6">b</text:span></text:span><text:span text:style-name="Source_20_Text"><text:span text:style-name="T2">ackground-color</text:span></text:span></text:p>
        </text:list-item>
        <text:list-item>
          <text:p text:style-name="P41"><text:span text:style-name="Source_20_Text"><text:span text:style-name="T2">background-image</text:span></text:span></text:p>
        </text:list-item>
        <text:list-item>
          <text:p text:style-name="P41"><text:span text:style-name="Source_20_Text"><text:span text:style-name="T2">background-repeat</text:span></text:span></text:p>
        </text:list-item>
        <text:list-item>
          <text:p text:style-name="P41"><text:span text:style-name="Source_20_Text"><text:span text:style-name="T2">background-attachment</text:span></text:span></text:p>
        </text:list-item>
        <text:list-item>
          <text:p text:style-name="P41"><text:span text:style-name="Source_20_Text"><text:span text:style-name="T2">background-position</text:span></text:span></text:p>
        </text:list-item>
      </text:list>
      <text:p text:style-name="P29"/>
      <text:p text:style-name="P29">4. <text:span text:style-name="T16">Aufgabe: Geben Sie die verkürzte Schreibweise für unsere Aufgaben oben an.</text:span> </text:p>
      <text:p text:style-name="P29">(Farbe <text:span text:style-name="T7">#ffffff</text:span><text:span text:style-name="T3"> )</text:span></text:p>
      <text:p text:style-name="P21"/>
      <text:p text:style-name="P30"><text:span text:style-name="T3">Testen Sie sich durch die angegebenen Aufgabe: </text:span><text:span text:style-name="T4">Test Yourself with Exercises!</text:span></text:p>
      <text:p text:style-name="P22"/>
      <text:p text:style-name="P21"/>
      <text:p text:style-name="P7">In CSS3 sind zusätzlich noch möglich:</text:p>
      <text:p text:style-name="P4"/>
      <text:p text:style-name="P3"><text:span text:style-name="T18"><text:tab/><text:tab/><text:tab/><text:tab/><text:tab/><text:tab/></text:span><text:a xlink:type="simple" xlink:href="http://www.w3schools.com/css/css3_backgrounds.asp" text:style-name="Internet_20_link" text:visited-style-name="Visited_20_Internet_20_Link"><text:span text:style-name="T18">http://www.w3schools.com/css/css3_backgrounds.asp</text:span></text:a></text:p>
      <text:p text:style-name="P5"/>
      <text:p text:style-name="P6">Anderer Bezugspunkt der Positionsangabe:</text:p>
      <text:p text:style-name="P4"/>
      <text:p text:style-name="P8"><text:span text:style-name="T13">background-origin:<text:tab/></text:span>gibt an, worauf <text:s/>sich die Position bezieht (CSS3)</text:p>
      <text:p text:style-name="P13"/>
      <text:p text:style-name="P8">Mögliche Angaben:</text:p>
      <text:p text:style-name="P8"/>
      <text:p text:style-name="P9"><text:tab/><text:span text:style-name="T13">padding-box<text:tab/><text:tab/>________________________________________________________</text:span></text:p>
      <text:p text:style-name="P14"><text:tab/>border-box<text:tab/><text:tab/>_______________________________________________________<text:tab/></text:p>
      <text:p text:style-name="P14"><text:tab/>content-box<text:tab/><text:tab/>_______________________________________________________</text:p>
      <text:p text:style-name="P14"><text:tab/>initial<text:tab/><text:tab/><text:tab/>Vorgabewert </text:p>
      <text:p text:style-name="P14"><text:tab/>inherit <text:tab/><text:tab/><text:tab/>vererbt</text:p>
      <text:p text:style-name="P13"><text:soft-page-break/><text:tab/><text:tab/></text:p>
      <text:p text:style-name="P16">5. <text:span text:style-name="T16">Aufgabe: <text:s/>Ergänzen Sie jetzt in unseren Beispiel – border mit margin und padding um, die drei erste Werte der möglichen Angaben zu erklären.</text:span></text:p>
      <text:p text:style-name="P15"/>
      <text:p text:style-name="P12">Grössenangabe des Hintergrundbildes</text:p>
      <text:p text:style-name="P33"/>
      <text:p text:style-name="P32"><text:span text:style-name="T13">background-size</text:span>: h b</text:p>
      <text:p text:style-name="P32"/>
      <text:p text:style-name="P8">erste Wert Breite (width) - zweite Höhe (height) des Hintergrundbildes </text:p>
      <text:p text:style-name="P8"/>
      <text:p text:style-name="P8">Beachte: bei prozentualen Berechnung nicht von Grösse des Bildes ausgegangen, sondern von Grösse des zu belegenden Hintergrundbereiches <text:span text:style-name="T14"><text:tab/></text:span># background_size.html</text:p>
      <text:p text:style-name="P4"/>
      <text:p text:style-name="P8"><text:span text:style-name="T13">background-size: 75% </text:span><text:s/></text:p>
      <text:p text:style-name="P8">Hier gilt 75% auto → Auch hier gilt, ist der zweite Wert aber nicht angegeben, wird dafür der Wert “auto” angenommen</text:p>
      <text:p text:style-name="P4"/>
      <text:p text:style-name="P13">background-size: contain;</text:p>
      <text:p text:style-name="P8">wird der ganze auszufüllende Hintergrund befüllt, unter Einbehaltung des originalen Seitenverhältnisses</text:p>
      <text:p text:style-name="P4"/>
      <text:p text:style-name="P13">background-size: cover;</text:p>
      <text:p text:style-name="P8">wird der ganze auszufüllende Hintergrund befüllt, ohne Einbehaltung des originalen Seitenverhältnisses</text:p>
      <text:p text:style-name="P29"/>
      <text:p text:style-name="P23">6. Aufgabe</text:p>
      <text:p text:style-name="P23">Weitere Werte siehe: <text:span text:style-name="T17">http://www.w3schools.com/cssref/css3_pr_background-size.asp</text:span></text:p>
      <text:p text:style-name="P32"/>
      <text:p text:style-name="P27">Bildbereich angeben</text:p>
      <text:p text:style-name="P29"/>
      <text:p text:style-name="P29">background-clip </text:p>
      <text:p text:style-name="P21"/>
      <text:p text:style-name="P19">Kann drei Werte annehmen: <text:tab/><text:tab/></text:p>
      <text:list xml:id="list6878057552101418766" text:style-name="L2">
        <text:list-header>
          <text:p text:style-name="P40">border-box - (Standardwert) <text:s/>______________________________________</text:p>
          <text:p text:style-name="P40">padding-box ____________________________________________________</text:p>
          <text:p text:style-name="P39">content-box ____________________________________________________</text:p>
        </text:list-header>
      </text:list>
      <text:p text:style-name="P38">7.Aufgabe Finden Sie heraus was diese Werte bedeuten. </text:p>
      <text:p text:style-name="P36"><text:a xlink:type="simple" xlink:href="http://www.w3schools.com/css/tryit.asp?filename=trycss3_background-clip" text:style-name="Internet_20_link" text:visited-style-name="Visited_20_Internet_20_Link"><text:span text:style-name="T5">http://www.w3schools.com/css/tryit.asp?filename=trycss3_background-clip</text:span></text:a></text:p>
      <text:p text:style-name="P37">8. Aufgabe: Exercises ausprobieren:</text:p>
      <text:p text:style-name="P37"><text:tab/><text:tab/><text:tab/><text:tab/>http://www.w3schools.com/css/css3_backgrounds.as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"/>
    <style:font-face style:name="Mangal2" svg:font-family="Mangal"/>
    <style:font-face style:name="OpenSymbol" svg:font-family="OpenSymbol"/>
    <style:font-face style:name="Tomaha" svg:font-family="Tomaha"/>
    <style:font-face style:name="Verdana" svg:font-family="Verdana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1" style:font-size-complex="14pt" style:font-weight-complex="bold"/>
    </style:style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6-10-16T19:49:25.52</meta:creation-date>
    <dc:date>2017-10-06T22:21:05.30</dc:date>
    <dc:creator>Yvonne Fitzgerald</dc:creator>
    <meta:editing-duration>PT3H49M51S</meta:editing-duration>
    <meta:editing-cycles>30</meta:editing-cycles>
    <meta:generator>OpenOffice/4.1.1$Win32 OpenOffice.org_project/411m6$Build-9775</meta:generator>
    <meta:document-statistic meta:table-count="2" meta:image-count="0" meta:object-count="0" meta:page-count="3" meta:paragraph-count="86" meta:word-count="457" meta:character-count="4303"/>
  </office:meta>
</office:document-meta>
</file>